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Ubuntu" fo:language="en" fo:country="US" fo:font-weight="bold" officeooo:rsid="00097e57" officeooo:paragraph-rsid="001cec0b" style:font-weight-asian="bold" style:font-weight-complex="bold"/>
    </style:style>
    <style:style style:name="P2" style:family="paragraph" style:parent-style-name="Standard">
      <style:text-properties style:font-name="Ubuntu" fo:language="en" fo:country="US" fo:font-weight="bold" officeooo:paragraph-rsid="001cec0b" style:font-weight-asian="bold" style:font-weight-complex="bold"/>
    </style:style>
    <style:style style:name="P3" style:family="paragraph" style:parent-style-name="Standard">
      <style:text-properties style:font-name="Ubuntu" fo:language="en" fo:country="US" fo:font-weight="bold" officeooo:rsid="0007ef2a" officeooo:paragraph-rsid="001cec0b" style:font-weight-asian="bold" style:font-weight-complex="bold"/>
    </style:style>
    <style:style style:name="P4" style:family="paragraph" style:parent-style-name="Standard">
      <style:text-properties style:font-name="Ubuntu" fo:language="en" fo:country="US" fo:font-weight="bold" officeooo:rsid="000d7869" officeooo:paragraph-rsid="001cec0b" style:font-weight-asian="bold" style:font-weight-complex="bold"/>
    </style:style>
    <style:style style:name="P5" style:family="paragraph" style:parent-style-name="Standard">
      <style:text-properties style:font-name="Ubuntu" fo:language="en" fo:country="US" fo:font-weight="bold" officeooo:rsid="001b9893" officeooo:paragraph-rsid="001fee2e" style:font-weight-asian="bold" style:font-weight-complex="bold"/>
    </style:style>
    <style:style style:name="P6" style:family="paragraph" style:parent-style-name="Standard">
      <style:text-properties style:font-name="Ubuntu" fo:language="en" fo:country="US" fo:font-weight="bold" officeooo:rsid="001b9893" officeooo:paragraph-rsid="001b9893" style:font-weight-asian="bold" style:font-weight-complex="bold"/>
    </style:style>
    <style:style style:name="P7" style:family="paragraph" style:parent-style-name="Standard">
      <style:text-properties style:font-name="Ubuntu" fo:language="en" fo:country="US" fo:font-weight="normal" officeooo:rsid="00097e57" officeooo:paragraph-rsid="001cec0b" style:font-weight-asian="normal" style:font-weight-complex="normal"/>
    </style:style>
    <style:style style:name="P8" style:family="paragraph" style:parent-style-name="Standard">
      <style:text-properties style:font-name="Ubuntu" fo:language="en" fo:country="US" fo:font-weight="normal" officeooo:paragraph-rsid="001cec0b" style:font-weight-asian="normal" style:font-weight-complex="normal"/>
    </style:style>
    <style:style style:name="P9" style:family="paragraph" style:parent-style-name="Standard" style:list-style-name="L6">
      <style:text-properties style:font-name="Ubuntu" fo:language="en" fo:country="US" fo:font-weight="normal" officeooo:rsid="000e34c5" officeooo:paragraph-rsid="001cec0b" style:font-weight-asian="normal" style:font-weight-complex="normal"/>
    </style:style>
    <style:style style:name="P10" style:family="paragraph" style:parent-style-name="Standard">
      <style:text-properties style:font-name="Ubuntu" fo:language="en" fo:country="US" officeooo:rsid="0007ef2a" officeooo:paragraph-rsid="001cec0b"/>
    </style:style>
    <style:style style:name="P11" style:family="paragraph" style:parent-style-name="Standard">
      <style:text-properties style:font-name="Ubuntu" fo:language="en" fo:country="US" officeooo:rsid="00097e57" officeooo:paragraph-rsid="001cec0b"/>
    </style:style>
    <style:style style:name="P12" style:family="paragraph" style:parent-style-name="Standard" style:list-style-name="L2">
      <style:text-properties style:font-name="Ubuntu" fo:language="en" fo:country="US" officeooo:rsid="00097e57" officeooo:paragraph-rsid="001cec0b"/>
    </style:style>
    <style:style style:name="P13" style:family="paragraph" style:parent-style-name="Standard" style:list-style-name="L7">
      <style:text-properties style:font-name="Ubuntu" fo:language="en" fo:country="US" officeooo:rsid="000d7869" officeooo:paragraph-rsid="001cec0b"/>
    </style:style>
    <style:style style:name="P14" style:family="paragraph" style:parent-style-name="Standard" style:list-style-name="L7">
      <style:text-properties style:font-name="Ubuntu" fo:language="en" fo:country="US" officeooo:rsid="00112f21" officeooo:paragraph-rsid="001cec0b"/>
    </style:style>
    <style:style style:name="P15" style:family="paragraph" style:parent-style-name="Standard">
      <style:text-properties style:font-name="Ubuntu" fo:language="en" fo:country="US" officeooo:rsid="001b9893" officeooo:paragraph-rsid="0021483e"/>
    </style:style>
    <style:style style:name="P16" style:family="paragraph" style:parent-style-name="Standard">
      <style:text-properties style:font-name="Ubuntu" fo:language="en" fo:country="US" officeooo:rsid="001b9893" officeooo:paragraph-rsid="002142da"/>
    </style:style>
    <style:style style:name="P17" style:family="paragraph" style:parent-style-name="Standard">
      <style:text-properties style:font-name="Ubuntu" fo:language="en" fo:country="US" officeooo:rsid="001b9893" officeooo:paragraph-rsid="001e32f9"/>
    </style:style>
    <style:style style:name="P18" style:family="paragraph" style:parent-style-name="Standard">
      <style:text-properties style:font-name="Ubuntu" fo:language="en" fo:country="US" officeooo:rsid="001b9893" officeooo:paragraph-rsid="001b9893"/>
    </style:style>
    <style:style style:name="P19" style:family="paragraph" style:parent-style-name="Standard">
      <style:text-properties style:font-name="Ubuntu" fo:language="en" fo:country="US" officeooo:rsid="001b9893" officeooo:paragraph-rsid="0022a5a0"/>
    </style:style>
    <style:style style:name="P20" style:family="paragraph" style:parent-style-name="Text_20_body" style:list-style-name="L2">
      <style:text-properties style:font-name="Ubuntu" fo:language="en" fo:country="US" officeooo:rsid="00097e57" officeooo:paragraph-rsid="001cec0b"/>
    </style:style>
    <style:style style:name="P21" style:family="paragraph" style:parent-style-name="Text_20_body" style:list-style-name="L5">
      <style:text-properties style:font-name="Ubuntu" fo:language="en" fo:country="US" officeooo:paragraph-rsid="001cec0b"/>
    </style:style>
    <style:style style:name="T1" style:family="text">
      <style:text-properties officeooo:rsid="00097e57"/>
    </style:style>
    <style:style style:name="T2" style:family="text">
      <style:text-properties fo:font-weight="normal" officeooo:rsid="00097e57" style:font-weight-asian="normal" style:font-weight-complex="normal"/>
    </style:style>
    <style:style style:name="T3" style:family="text">
      <style:text-properties officeooo:rsid="0007ef2a"/>
    </style:style>
    <style:style style:name="T4" style:family="text">
      <style:text-properties officeooo:rsid="000c5ad1"/>
    </style:style>
    <style:style style:name="T5" style:family="text">
      <style:text-properties officeooo:rsid="002142da"/>
    </style:style>
    <style:style style:name="T6" style:family="text">
      <style:text-properties officeooo:rsid="0021483e"/>
    </style:style>
    <style:style style:name="T7" style:family="text">
      <style:text-properties style:font-name="Ubuntu" officeooo:rsid="001e32f9"/>
    </style:style>
    <style:style style:name="T8" style:family="text">
      <style:text-properties style:font-name="Ubuntu" fo:font-weight="normal" officeooo:rsid="001e32f9" style:font-weight-asian="normal" style:font-weight-complex="normal"/>
    </style:style>
    <style:style style:name="T9" style:family="text">
      <style:text-properties officeooo:rsid="0022a5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ction<text:span text:style-name="T6">Administration of Linux</text:span></text:p>
      <text:p text:style-name="P15"><text:span text:style-name="T5">On most of linux and Unix-like operating systems</text:span><text:span text:style-name="T7">\footnote{</text:span><text:span text:style-name="T8">http://en.wikipedia.org/wiki/Unix-like}</text:span><text:span text:style-name="T6"> administrative tasks are performed by special user called root. Also known as superuser. The user has access to all commands and files on the system</text:span><text:span text:style-name="T7">\footnote{http://www.linfo.org/root.html}</text:span><text:span text:style-name="T6">. If an other user wants to perform administrative task than there are two ways to do it:</text:span></text:p>
      <text:p text:style-name="P15"><text:span text:style-name="T6">1. The user has to know password of the root account.</text:span></text:p>
      <text:p text:style-name="P15"><text:span text:style-name="T6">2. Use special program (su, sudo) <text:s/>that can increase user's authority.</text:span></text:p>
      <text:p text:style-name="P16"><text:span text:style-name="T6"/></text:p>
      <text:p text:style-name="P17"/>
      <text:p text:style-name="P6">\subsection{su (Substitute User)}</text:p>
      <text:p text:style-name="P15"><text:span text:style-name="T6">This program allows to a user to temporarily become a particular user. Most often the particular user is root. This means that su can give any user, that know root's password, <text:s/>full control over an operating <text:s/>system.</text:span></text:p>
      <text:p text:style-name="P18"/>
      <text:p text:style-name="P18"/>
      <text:p text:style-name="P18"/>
      <text:p text:style-name="P6">\subsection{sudo}</text:p>
      <text:p text:style-name="P19"><text:span text:style-name="T9">Sudo allows to a user to execute a single command as a particular user. <text:s/>Sudo </text:span></text:p>
      <text:p text:style-name="P19"><text:span text:style-name="T9"/></text:p>
      <text:p text:style-name="P19"><text:span text:style-name="T9"/></text:p>
      <text:p text:style-name="P18">Sudo umožňuje uživateli vykonat jeden příkaz jako jiný uživatel. Většinou je</text:p>
      <text:p text:style-name="P18">jiný uživatel administrátor systému root. <text:s/>Bezpečnostní politiky, kterými se</text:p>
      <text:p text:style-name="P18">sudo řídí, tj. sudo pravidla, jsou uložena v souboru \texttt{/etc/sudoers}. Na</text:p>
      <text:p text:style-name="P18">každém systému, kde chci sudo využít musí být tento konfigurační soubor</text:p>
      <text:p text:style-name="P18">existovat. <text:s/>Tento soubor sice může být sdílen mezi více systémy, ale neexistuje</text:p>
      <text:p text:style-name="P18">nativní způsob jak jej mezi více systémy distribuovat. Ve většině firemních</text:p>
      <text:p text:style-name="P18">prostředí se dnes používá adresářových služeb k synchronizaci uživatelů, skupin</text:p>
      <text:p text:style-name="P18">a dalších sdílených informací. Sudo pravidla mohou být na tomto serveru také</text:p>
      <text:p text:style-name="P18">uložena. <text:s/>Přistoupit k nim můžeme pomocí protokolu LDAP\footnote{Lightweight</text:p>
      <text:p text:style-name="P18"><text:tab/>Directory Access Protocol, which is an application protocol for querying and</text:p>
      <text:p text:style-name="P18">modifying directory services.}. Při použití adresářového serveru je možné sudo</text:p>
      <text:p text:style-name="P18">pravidla centrálně spravovat a globálně k nim přistupovat. Sudo ovšem takto</text:p>
      <text:p text:style-name="P18">nativně nepracuje proto je potřeba plugin. Sudo má plugin pro použítí s</text:p>
      <text:p text:style-name="P18">openLDAP. Schéma v jakém jsou sudo pravidla na LDAP serveru uložena je pevně</text:p>
      <text:p text:style-name="P18">specifikováno a přináší následující nevýhody: </text:p>
      <text:p text:style-name="P18">\begin{enumerate} </text:p>
      <text:p text:style-name="P18"><text:tab/>\item problém s<text:tab/>tím překrýváním lokálních uživatelů </text:p>
      <text:p text:style-name="P18">\end{enumerate}</text:p>
      <text:p text:style-name="P18"/>
      <text:p text:style-name="P18">Pokud chce administrátor tento způsob správy politik využít, pak musí dané</text:p>
      <text:p text:style-name="P18">schéma dodržet i se všemi jeho nevýhodami.</text:p>
      <text:p text:style-name="P18"/>
      <text:p text:style-name="P18">\subsection{su vs. sudo}</text:p>
      <text:p text:style-name="P18">Jedná se dva naprosto odlišné přístupy k tomu jak získat oprávnění uživatele</text:p>
      <text:p text:style-name="P18">root.</text:p>
      <text:p text:style-name="P18"/>
      <text:p text:style-name="P18">\begin{enumerate}</text:p>
      <text:p text:style-name="P18"><text:tab/>\item sudo umožňuje limitovat přístup zatímco su může uživateli dát plnou</text:p>
      <text:p text:style-name="P18"><text:tab/><text:tab/>kontrolu nad systémem</text:p>
      <text:p text:style-name="P18"><text:tab/>\item uživatel nemusí znát heslo uživatele root</text:p>
      <text:p text:style-name="P18"><text:tab/>\item použití sudo může být monitorováno</text:p>
      <text:p text:style-name="P18"><text:soft-page-break/><text:tab/>\item je možné definovat, kteří uživatelé mohou provádět jaké úlohy</text:p>
      <text:p text:style-name="P18">\end{enumerate}</text:p>
      <text:p text:style-name="P18"/>
      <text:p text:style-name="P18"/>
      <text:p text:style-name="P18"/>
      <text:p text:style-name="P18">\subsection{FreeIPA}</text:p>
      <text:p text:style-name="P18">FreeIPA používá vlastní schéma a proto musela napsat i vlastní plugin sss.</text:p>
      <text:p text:style-name="P18"/>
      <text:p text:style-name="P18"/>
      <text:p text:style-name="P18">Výhody použití FreeIPA pro správu sudo pravidel - u sudo+openldap musím vytvořit</text:p>
      <text:p text:style-name="P18">schéma a ručně jej přidat mezi ostatní schémata + přidat o tom záznam do</text:p>
      <text:p text:style-name="P18">/etc/sldap.conf</text:p>
      <text:p text:style-name="P18"/>
      <text:p text:style-name="P18"/>
      <text:p text:style-name="P18">Sudo Plugin API\footnote{http://www.sudo.ws/sudo\_plugin.man.html}</text:p>
      <text:p text:style-name="P18">umožňuje vytvoření vlastního modulu, který bude definovat vlastní správu</text:p>
      <text:p text:style-name="P18">politik. <text:s/>To jaké pluginy bude sudo používat je možné konfigurovat pomocí</text:p>
      <text:p text:style-name="P18">souboru \textit{/etc/sudo.conf}.</text:p>
      <text:p text:style-name="P18"/>
      <text:p text:style-name="P18"/>
      <text:p text:style-name="P18"/>
      <text:p text:style-name="P18"/>
      <text:p text:style-name="P1">LDAP enabled directories:</text:p>
      <text:p text:style-name="P2"><text:span text:style-name="T1">- </text:span><text:span text:style-name="T2">active directory</text:span></text:p>
      <text:p text:style-name="P7">- 389 directory service</text:p>
      <text:p text:style-name="P7"># všechno programy (adresáře) ke kterým je možno přistoupit pomocí LDAP protokolu</text:p>
      <text:p text:style-name="P7"/>
      <text:p text:style-name="P3">What is meant by LDAP server?</text:p>
      <text:p text:style-name="P10">Technically, LDAP is just a protocol that defines the method by which directory data is accessed. It also defines and describes how data is represented in the directory service.</text:p>
      <text:p text:style-name="P10"/>
      <text:p text:style-name="P3">Why SUDO in LDAP server?</text:p>
      <text:p text:style-name="P8"><text:span text:style-name="T3">LDAP is characterized as a "write-once-read-many-times" service. It's eminently suitable for maintaining data which are not changed very often.</text:span><text:span text:style-name="T1"> Sudo rules are set once by system's administrator but accessed by </text:span><text:span text:style-name="T4">users</text:span><text:span text:style-name="T1"> many times. Administrator will also want to edit the rules but not as often as client will access it.</text:span></text:p>
      <text:p text:style-name="P7"/>
      <text:p text:style-name="P7">Directories are faster that databases because they don't require consistency as much as relational or transactional databases. It doesn't use transactions, locking or roll-backs\footnote{www.zytrax.com/books/ldap/ch2/}.</text:p>
      <text:p text:style-name="P10"/>
      <text:p text:style-name="P11">TODO:</text:p>
      <text:list xml:id="list15059066181" text:style-name="L2">
        <text:list-item>
          <text:p text:style-name="P12">simple asynchronous replication process</text:p>
        </text:list-item>
        <text:list-item>
          <text:p text:style-name="P20">LDAP provides a remote and local data access method that is standardized. It is thus possible to replace the LDAP implementation completely without affecting the external interface to the data. RDBMS systems provide local access standards, such as SQL, but remote interfaces are always proprietary.</text:p>
        </text:list-item>
      </text:list>
      <text:list xml:id="list325432055" text:style-name="L5">
        <text:list-item>
          <text:p text:style-name="P21">Because LDAP uses standardized data access methods Clients and Servers may be sourced (or developed) independently. By extension of this point LDAP may be used to abstract the view of data contained in transaction oriented databases, say for the purpose of running user queries, while allowing the user to transparently (to the LDAP queries) change the transactional database supplier.</text:p>
        </text:list-item>
        <text:list-item>
          <text:p text:style-name="P21"><text:soft-page-break/>LDAP provides a method whereby data may be moved (delegated) to multiple locations without affecting any external access to that data. By using referral methods LDAP data can be moved to alternate LDAP servers by changing operational parameters only.</text:p>
        </text:list-item>
        <text:list-item>
          <text:p text:style-name="P21">LDAP systems can be operationally configured to replicate data to one or more applications without adding either code or changing the external access to that data.</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Struktura</text:p>
      <text:list xml:id="list1862937078" text:style-name="L6">
        <text:list-item>
          <text:p text:style-name="P9">Co je smyslem této BP.</text:p>
        </text:list-item>
      </text:list>
      <text:list xml:id="list904983919" text:style-name="L7">
        <text:list-item>
          <text:p text:style-name="P13">Proč sudo?</text:p>
          <text:list>
            <text:list-item>
              <text:p text:style-name="P13">Proč sudo v LDAPu?</text:p>
            </text:list-item>
            <text:list-item>
              <text:p text:style-name="P14">Složitost konfigurace a správy (všechno v textu, není GUI, které FreeIPA má)</text:p>
            </text:list-item>
            <text:list-item>
              <text:p text:style-name="P13">Problémy s LEGACY schématem, které defaultně SUDO používá.</text:p>
            </text:list-item>
            <text:list-item>
              <text:p text:style-name="P13">Výhody schématu, které používá FreeIPA.</text:p>
            </text:list-item>
          </text:list>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txh </meta:initial-creator>
    <meta:creation-date>2013-11-24T14:12:41</meta:creation-date>
    <dc:date>2013-11-24T15:30:28</dc:date>
    <dc:creator>hitxh </dc:creator>
    <meta:editing-duration>PT1H14M28S</meta:editing-duration>
    <meta:editing-cycles>5</meta:editing-cycles>
    <meta:generator>LibreOffice/3.6$Linux_x86 LibreOffice_project/360m1$Build-2</meta:generator>
    <meta:document-statistic meta:table-count="0" meta:image-count="0" meta:object-count="0" meta:page-count="3" meta:paragraph-count="69" meta:word-count="793" meta:character-count="5379" meta:non-whitespace-character-count="4646"/>
  </office:meta>
</office:document-meta>
</file>